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ade86a" officeooo:paragraph-rsid="0016110c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5faf1" officeooo:paragraph-rsid="0016110c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fb44c" officeooo:paragraph-rsid="0016110c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094c0" officeooo:paragraph-rsid="0016110c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25cfb" officeooo:paragraph-rsid="0016110c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451d1" officeooo:paragraph-rsid="0016110c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46fd8" officeooo:paragraph-rsid="0016110c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b5dcd4" officeooo:paragraph-rsid="0016110c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0afb44c" officeooo:paragraph-rsid="0016110c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font-variant="normal" fo:text-transform="none" fo:color="#000000" style:font-name="Dudu Cyryllic" fo:font-size="12pt" fo:letter-spacing="normal" fo:font-style="normal" fo:font-weight="normal" officeooo:rsid="00afb44c" officeooo:paragraph-rsid="0016110c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Liberation Serif" fo:font-style="italic" officeooo:paragraph-rsid="0016110c" style:font-style-asian="italic" style:font-style-complex="italic"/>
    </style:style>
    <style:style style:name="P12" style:family="paragraph" style:parent-style-name="Text_20_body">
      <style:text-properties officeooo:paragraph-rsid="0016110c"/>
    </style:style>
    <style:style style:name="T1" style:family="text">
      <style:text-properties officeooo:rsid="01d1de19"/>
    </style:style>
    <style:style style:name="T2" style:family="text">
      <style:text-properties officeooo:rsid="0147882f"/>
    </style:style>
    <style:style style:name="T3" style:family="text">
      <style:text-properties officeooo:rsid="01d0eb0d"/>
    </style:style>
    <style:style style:name="T4" style:family="text">
      <style:text-properties officeooo:rsid="03619b92"/>
    </style:style>
    <style:style style:name="T5" style:family="text">
      <style:text-properties officeooo:rsid="00b094c0"/>
    </style:style>
    <style:style style:name="T6" style:family="text">
      <style:text-properties officeooo:rsid="00b25cfb"/>
    </style:style>
    <style:style style:name="T7" style:family="text">
      <style:text-properties officeooo:rsid="00b451d1"/>
    </style:style>
    <style:style style:name="T8" style:family="text">
      <style:text-properties officeooo:rsid="038499b6"/>
    </style:style>
    <style:style style:name="T9" style:family="text">
      <style:text-properties officeooo:rsid="03624527"/>
    </style:style>
    <style:style style:name="T10" style:family="text">
      <style:text-properties officeooo:rsid="00b46fd8"/>
    </style:style>
    <style:style style:name="T11" style:family="text">
      <style:text-properties officeooo:rsid="0148617d"/>
    </style:style>
    <style:style style:name="T12" style:family="text">
      <style:text-properties officeooo:rsid="00b79d7b"/>
    </style:style>
    <style:style style:name="T13" style:family="text">
      <style:text-properties officeooo:rsid="00b5dcd4"/>
    </style:style>
    <style:style style:name="T14" style:family="text">
      <style:text-properties officeooo:rsid="00b5fa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12"/>
      <text:p text:style-name="P11"><text:span text:style-name="T2">(...е</text:span>гиптологи до сих пор спорят зачем прекрасным женским лицам сфинксов приделывали висячую бороду...<text:span text:style-name="T2">)</text:span></text:p>
      <text:p text:style-name="P3">Разгадку показала Ира. </text:p>
      <text:p text:style-name="P3">То есть, сначала она показала мне в окно тебя. Белая ткань туго обвивала тебя с головой, оставляя лишь кружок лица с накрепко зажмуренными глазами. </text:p>
      <text:p text:style-name="P3">Такая же ткань угловато топорщилась поверх волос Иры, а половин<text:span text:style-name="T3">у</text:span> её лица прятала <text:s/>широк<text:span text:style-name="T3">ая</text:span> повязк<text:span text:style-name="T3">а</text:span>, как у грабителей банков, только бел<text:span text:style-name="T2">ая</text:span>.</text:p>
      <text:p text:style-name="P3">Она отнесла тебя куда-то, снова вернулась к стеклу окна и сказала, что глаза у тебя синие-пресиние, просто ты уже спишь после кормления. </text:p>
      <text:p text:style-name="P3">Чтобы сказать это, она отвязала верхние тесёмки повязки, <text:span text:style-name="T3">а</text:span> нижние <text:span text:style-name="T3">остались </text:span><text:s/>и повязка <text:s/>повисла под подбородком.</text:p>
      <text:p text:style-name="P10"/>
      <text:p text:style-name="P9"><text:span text:style-name="T2">(...п</text:span>рекрасное лицо, под ним бородка! Сфинксы только что покормили <text:span text:style-name="T4">своих </text:span>детёнышей — вот что изображали египтяне...<text:span text:style-name="T2">)</text:span></text:p>
      <text:p text:style-name="P9"/>
      <text:p text:style-name="P3">Увидев тебя зажмуренную в роддоме, я понял, что теперь мне надо охранять не только Иру, но вас обеих.</text:p>
      <text:p text:style-name="P3">По возвращении на Красных партизан 26, я ужаснулся от вида двери в нашу узкую спальню. Просто-таки обляпана грязью; из одного сгустка даже свисала волосина. </text:p>
      <text:p text:style-name="P3">Я нагрел воды и вымыл дверь с обеих сторон, а потом и оконную раму.</text:p>
      <text:p text:style-name="P3">Чистота послужит линией обороны, как охранительный меловой круг Хомы Брута от Вия и прочей нежити.</text:p>
      <text:p text:style-name="P3">Когда Тоня <text:span text:style-name="T5">передала мне</text:span> коляску своих детей, <text:span text:style-name="T5">чтоб тебе было где спать, то её я тоже вымыл во дворе под окном спальни и понял, что я прав, когда из сборчатых складок верха выгреб кусок засохшего детского кала.</text:span></text:p>
      <text:p text:style-name="P4">Нет, я никому ничего не сказал, тут никто ни при чём — <text:span text:style-name="T2">это </text:span>у нас с миром <text:span text:style-name="T2">разборка, </text:span>один на один.</text:p>
      <text:p text:style-name="P4"/>
      <text:p text:style-name="P3">В институте <text:span text:style-name="T6">у Иры оставался ещё один госэкзамен. Если пропустить, то придётся ждать целый год и сдавать со следующим выпускным курсом. </text:span></text:p>
      <text:p text:style-name="P5">Однако, ты родилась удачно — сразу после предыдущего экзамена, так что для вашего пребывания в роддоме оставалась неделя отведённая для подготовки да ещё три дня, потому что на курсе четыре группы и они сдают не в один день, а друг за другом.</text:p>
      <text:p text:style-name="P5">На шестой день Ира вышла в комнату <text:span text:style-name="T7">для</text:span> посетител<text:span text:style-name="T7">ей</text:span> и сказала, что у тебя уже всё в порядке; <text:span text:style-name="T8">опасность желтухи из-за разнорезусных родителей миновала,</text:span> и можно хоть сейчас домой, если выпишут.</text:p>
      <text:p text:style-name="P5"/>
      <text:p text:style-name="P5">Я развил бурную деятельность; побежал к заведующей родильным отделением, доказывал ей необходимость немедленной выписки в связи с госэкзаменом. </text:p>
      <text:p text:style-name="P6">Она начала колебаться, но сказала, что нужно распоряжение от какого-то ещё роддомного начальства, которое сидит аж в каком-то переулке <text:s/>улицы Шевченко. </text:p>
      <text:p text:style-name="P6">Я попросил велосипед у незнакомой медсестры — он ждал конца работы прислонившись к стенке <text:span text:style-name="T9">здания </text:span>— и погнал туда.</text:p>
      <text:p text:style-name="P6">На автобусных остановках, под бездонным небом с галактическими облаками в недосягаемой вышине, накапливались <text:span text:style-name="T1">уже ряды </text:span>ожидающи<text:span text:style-name="T1">х</text:span>. Велосипед <text:span text:style-name="T1">проносился</text:span> мимо них, как метла Маргариты. </text:p>
      <text:p text:style-name="P6">Когда я спрыгивал с него у затаившегося в переулке учреждения, ведьмацк<text:span text:style-name="T2">ий</text:span> <text:span text:style-name="T2">сучонок</text:span> лягнул <text:soft-page-break/>меня задним колесом в пах и беззвучно, но радостно заигогокал.</text:p>
      <text:p text:style-name="P6">Я вбежал в кабинет, где две женщины дожидались окончания рабочего дня. </text:p>
      <text:p text:style-name="P6">Опять начались переговоры и уговоры. Они куда-то позвонили и заявили наотрез — без БЦЖ никакой выписки; завтра сделают прививку и — пожалуйста.</text:p>
      <text:p text:style-name="P6">Обратно я ехал помедленней, удручённо вправляя часто спадавшую цепь, вернул велосипед и зашёл в комнату посетителей, где оказалась Тоня. </text:p>
      <text:p text:style-name="P6">Я с жаром начал убеждать её, что мы запросто можем похитить Иру и ребёнка, вот только за вещами сбегаю. </text:p>
      <text:p text:style-name="P6">Тоня <text:span text:style-name="T10">начала</text:span> обмахивать меня мягким пояском вязаной кофты — жестом «окстись, окаянный!» — <text:s/>и я перестал её пугать, хотя прекрасно понимал, что если не вытащить сейчас Иру отсюда, я непременно её потеряю.</text:p>
      <text:p text:style-name="P7">В комнату пришла Ира и вместе с Тоней стала объяснять мне, что один день не играет никакой роли.</text:p>
      <text:p text:style-name="P7"/>
      <text:p text:style-name="P7">Наступил вечер, я проводил Тоню до квартиры <text:s/>родителей, но оставаться в спальне даже с <text:span text:style-name="T1">вы</text:span>мытой дверью <text:s/>не мог.</text:p>
      <text:p text:style-name="P7">Я снова пошёл к роддому, однако не стал заходить в беседку. </text:p>
      <text:p text:style-name="P7"><text:span text:style-name="T1">Опять</text:span> выслушивать крики и вой рожениц у меня не хватило бы сил. Поэтому я отправился в дозор. </text:p>
      <text:p text:style-name="P7">Как последний <text:span text:style-name="T11">в поле </text:span>воин-охранитель из дружины дядьки Черномора.</text:p>
      <text:p text:style-name="P7">Шёл я замедленной походкой, потому что впереди была ещё целая ночь. </text:p>
      <text:p text:style-name="P7">Она оказалась такой тёмной, что проходя мимо пятиэтажки Жомнира я угодил правой ногой в <text:s/>глубокую лужу-выбоину на тротуаре. </text:p>
      <text:p text:style-name="P7">Надо же! От дракона увернулся, но рядом с логовом Лавана так опростоволосился.</text:p>
      <text:p text:style-name="P7">Я пошёл дальше и под водонапорной колонкой <text:span text:style-name="T12">через дорогу от</text:span> запертых ворот нежинского консервного комбината помыл ногу и выстирал носок.</text:p>
      <text:p text:style-name="P7">Из-за поворота к заводу «Прогресс» выдребезжала кавалькада ярко освещённых изнутри, но совершенно пустых автобусов. </text:p>
      <text:p text:style-name="P7">Я накрепко выжал носок и одел его обратно.</text:p>
      <text:p text:style-name="P7">Так, в одном сухом, втором влажном носке, я пришёл на вокзал. </text:p>
      <text:p text:style-name="P7">Дозорному нельзя останавливаться.</text:p>
      <text:p text:style-name="P7">Я сделал круг по полутёмному кассовому залу, потом по залу ожидания возле запертого ресторана. Поднялся на второй этаж.</text:p>
      <text:p text:style-name="P7">Никогда прежде я не замечал как по ночам <text:s/>меняются <text:s/>глаза людей. Не у всех. Но у некоторых они становятся неестественно остекленелыми. <text:s/></text:p>
      <text:p text:style-name="P7"><text:span text:style-name="T1">Таких м</text:span>оё появление <text:s/>пугало и они <text:span text:style-name="T1">пытались скрыть</text:span> свой стеклянный блеск, но я без труда их различал среди ничего не подозревающих пассажиров полудремлющих в ночной тиши вокзала. </text:p>
      <text:p text:style-name="P7">Знайте — дозор здесь!</text:p>
      <text:p text:style-name="P7"/>
      <text:p text:style-name="P7">На автомобильном мосту меня застиг дождь. Тихий летний дождь.</text:p>
      <text:p text:style-name="P7">Я не собирался идти в Прилуки, поэтому по<text:span text:style-name="T13">шё</text:span>л обратно <text:span text:style-name="T13">на Красных партизан. </text:span></text:p>
      <text:p text:style-name="P8">Дождь не усиливался и не переставал. Мы так и шли вдвоём — не спеша.</text:p>
      <text:p text:style-name="P8">Дверь открыл Иван Алексеевич, в прихожей за его спиной виднелась Гаина Михайловна.</text:p>
      <text:p text:style-name="P8">- Ты где бродишь? Дождь идёт.</text:p>
      <text:p text:style-name="P8">- Он тёплый.</text:p>
      <text:p text:style-name="P8">- Может побить тебя?</text:p>
      <text:p text:style-name="P8">- Не стоит.</text:p>
      <text:p text:style-name="P8">В спальне я сбросил всю мокрую одежду и лёг голым. </text:p>
      <text:p text:style-name="P8">Как и во все предыдущие ночи я расправил ночнушку Иры во всю длину и обнял вокруг, чтобы хоть так охранять.</text:p>
      <text:p text:style-name="P8">Много позже я узнал, что семья решила будто в ту ночь я ходил на блядки.</text:p>
      <text:p text:style-name="P8"><text:soft-page-break/></text:p>
      <text:p text:style-name="P8">Вечером следующего дня я принёс тебя из роддома, завёрнутую в стёганное атласное одеяло и какие-то кружева с тюлью. </text:p>
      <text:p text:style-name="P8">Ира шла рядом, с букетом цветов, которые заранее купила Тоня. </text:p>
      <text:p text:style-name="P8"><text:span text:style-name="T1">Но н</text:span>е розы.</text:p>
      <text:p text:style-name="P8">Наутро Ира сдала последний госэкзамен. </text:p>
      <text:p text:style-name="P8">Я ждал её под колоннами у входа и, обняв за талию, помог спуститься по крутым ступеням.</text:p>
      <text:p text:style-name="P8">На ней была жёлтая вязаная кофта с рукавами на три-четверти. </text:p>
      <text:p text:style-name="P8">Староста моей группы, Лида, смотрела со стороны нам вслед и растроганно улыбалась.</text:p>
      <text:p text:style-name="P8"/>
      <text:p text:style-name="P8">Та жёлтая кофта мне нравилась и попалась случайно, когда в универмаг на главной площади завезли товар и Ира послала меня посмотреть что дают.</text:p>
      <text:p text:style-name="P8">Как всегда в таких случаях, туда набилась толпа народу. </text:p>
      <text:p text:style-name="P8">Кофта оказалась последней и как раз Ириного размера. Пока я радовался удаче, её ухватили какая-то девушка с матерью. Явно из села.</text:p>
      <text:p text:style-name="P8">Девушка примеряла и вопросительно посмотрела на мать, которая <text:s/>держала снятую ею куртку.</text:p>
      <text:p text:style-name="P8">В универмаг я ходил со Славиком. Мы встали сбоку и начали комментировать.</text:p>
      <text:p text:style-name="P8">- Так ничего, только рукава слишком уж короткие.</text:p>
      <text:p text:style-name="P8">- Ну, давай ещё чего-нибудь посмотрим.</text:p>
      <text:p text:style-name="P8">Мать покачала головой и девушка неохотно сняла кофту. </text:p>
      <text:p text:style-name="P8">Я тут же схватил и послал Славика выбить чек.</text:p>
      <text:p text:style-name="P8">Ире даже понравилось, что рукава именно на три-четверти.</text:p>
      <text:p text:style-name="P8"/>
      <text:p text:style-name="P8">Всё это было ещё до т<text:span text:style-name="T14">еб</text:span>я.</text:p>
      <text:p text:style-name="P2">А за твоё рождение, по старинному красивому славянскому обычаю с меня полагался «магарыч».</text:p>
      <text:p text:style-name="P2">В ресторане «Чайка» на площади, Славик, Двойка и я распили пару графинчиков водки. </text:p>
      <text:p text:style-name="P2">На официантке было платье в чёрно-белую полоску и Двойке понравилось как я её назвал — <text:s/>«строката сукня». <text:s/></text:p>
      <text:p text:style-name="P2">Он потребовал тост.</text:p>
      <text:p text:style-name="P8">- <text:span text:style-name="T14">Это не просто рождение, это начало новой жизни, а жизнь есть переход из одной формы в другую,- сказал я.- Выпьем же за то, чтоб отныне и впредь мы наполняли лишь прекрасные формы.</text:span></text:p>
      <text:p text:style-name="P2">Двойка начал выступать, что насчёт форм это я спёр у Томаса Манна. Он тоже читал «Иосифа и его братьев».</text:p>
      <text:p text:style-name="P2">Следующий тост я поднял за девочку с прекрасными синими глазами, то есть за тебя.</text:p>
      <text:p text:style-name="P2">Двойка сделал умный вид и начал толкать про какие-то каузальные гены — он же с биофака — и что цвет через месяц изменится на карий, возможно, тёмно-карий. </text:p>
      <text:p text:style-name="P2">Сучара биофачн<text:span text:style-name="T1">ый</text:span> со своими каузальными генами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8:21:43.548982865</meta:creation-date>
    <dc:date>2017-03-02T18:21:48.606913761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81" meta:word-count="1220" meta:character-count="7669" meta:non-whitespace-character-count="6471"/>
    <meta:generator>LibreOffice/4.3.3.2$Linux_x86 LibreOffice_project/430m0$Build-2</meta:generator>
  </office:meta>
</office:document-meta>
</file>